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4706358745709311258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: <text:span text:style-name="T1">73</text:span>%</text:p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42387094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2633893879438643600" text:style-name="L2">
        <text:list-item>
          <text:p text:style-name="P9">MATLAB classification forest </text:p>
          <text:list>
            <text:list-item>
              <text:p text:style-name="P7">(default settings) – 11 trees: 62,11%</text:p>
            </text:list-item>
            <text:list-item>
              <text:p text:style-name="P7">(11 trees, Fboot: 0.8, SampleWithReplacement: 'off', NvarToSample: 'all', MinLeaf: 1, <text:soft-page-break/>SplitCriterion: 'deviance', Surrogate: 'off'): 75,26%</text:p>
            </text:list-item>
          </text:list>
        </text:list-item>
        <text:list-item>
          <text:p text:style-name="P7">Linear tree forest (11)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<text:span text:style-name="T2">77,89</text:span>%</text:p>
            </text:list-item>
            <text:list-item>
              <text:p text:style-name="P7">(quadratic): 60,00%</text:p>
            </text:list-item>
            <text:list-item>
              <text:p text:style-name="P7">(polynomial): 52,63% (3<text:span text:style-name="T3">rd</text:span> order), higher orders did not converge</text:p>
            </text:list-item>
            <text:list-item>
              <text:p text:style-name="P7">(RBF): 52,63%</text:p>
            </text:list-item>
            <text:list-item>
              <text:p text:style-name="P7">(default MLP): 50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6-05T22:21:25.56</dc:date>
    <meta:editing-duration>P1DT5H53M33S</meta:editing-duration>
    <meta:editing-cycles>19</meta:editing-cycles>
    <meta:generator>OpenOffice/4.1.1$Win32 OpenOffice.org_project/411m6$Build-9775</meta:generator>
    <meta:document-statistic meta:table-count="0" meta:image-count="0" meta:object-count="0" meta:page-count="2" meta:paragraph-count="41" meta:word-count="287" meta:character-count="1795"/>
  </office:meta>
</office:document-meta>
</file>